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towardsdatascience.com/why-and-how-to-use-dask-with-big-data-746e34dac7c3" text:style-name="Internet_20_link" text:visited-style-name="Visited_20_Internet_20_Link">https://towardsdatascience.com/why-and-how-to-use-dask-with-big-data-746e34dac7c3</text:a></text:p>
      <text:p text:style-name="Standard"/>
      <text:p text:style-name="Standard"><text:a xlink:type="simple" xlink:href="https://towardsdatascience.com/how-to-handle-large-datasets-in-python-with-pandas-and-dask-34f43a897d55" text:style-name="Internet_20_link" text:visited-style-name="Visited_20_Internet_20_Link">https://towardsdatascience.com/how-to-handle-large-datasets-in-python-with-pandas-and-dask-34f43a897d55</text:a></text:p>
      <text:p text:style-name="Standard"/>
      <text:p text:style-name="Standard"><text:a xlink:type="simple" xlink:href="https://towardsdatascience.com/speeding-up-your-algorithms-part-4-dask-7c6ed79994ef" text:style-name="Internet_20_link" text:visited-style-name="Visited_20_Internet_20_Link">https://towardsdatascience.com/speeding-up-your-algorithms-part-4-dask-7c6ed79994ef</text:a></text:p>
      <text:p text:style-name="Standard"/>
      <text:p text:style-name="Standard"><text:a xlink:type="simple" xlink:href="https://towardsdatascience.com/trying-out-dask-dataframes-in-python-for-fast-data-analysis-in-parallel-aa960c18a915" text:style-name="Internet_20_link" text:visited-style-name="Visited_20_Internet_20_Link">https://towardsdatascience.com/trying-out-dask-dataframes-in-python-for-fast-data-analysis-in-parallel-aa960c18a915</text:a></text:p>
      <text:p text:style-name="Standard"/>
      <text:p text:style-name="Standard"><text:a xlink:type="simple" xlink:href="https://towardsdatascience.com/how-i-learned-to-love-parallelized-applies-with-python-pandas-dask-and-numba-f06b0b367138" text:style-name="Internet_20_link" text:visited-style-name="Visited_20_Internet_20_Link">https://towardsdatascience.com/how-i-learned-to-love-parallelized-applies-with-python-pandas-dask-and-numba-f06b0b367138</text:a></text:p>
      <text:p text:style-name="Standard"/>
      <text:p text:style-name="Standard"><text:a xlink:type="simple" xlink:href="https://docs.dask.org/en/latest/dataframe.html" text:style-name="Internet_20_link" text:visited-style-name="Visited_20_Internet_20_Link">https://docs.dask.org/en/latest/dataframe.html</text:a></text:p>
      <text:p text:style-name="Standard"/>
      <text:p text:style-name="Standard"><text:a xlink:type="simple" xlink:href="https://livebook.manning.com/book/data-science-at-scale-with-python-and-dask/chapter-3/" text:style-name="Internet_20_link" text:visited-style-name="Visited_20_Internet_20_Link">https://livebook.manning.com/book/data-science-at-scale-with-python-and-dask/chapter-3/</text:a></text:p>
      <text:p text:style-name="Standard"/>
      <text:p text:style-name="Standard"><text:a xlink:type="simple" xlink:href="https://towardsdatascience.com/why-every-data-scientist-should-use-dask-81b2b850e15b" text:style-name="Internet_20_link" text:visited-style-name="Visited_20_Internet_20_Link">https://towardsdatascience.com/why-every-data-scientist-should-use-dask-81b2b850e15b</text:a></text:p>
      <text:p text:style-name="Standard"/>
      <text:p text:style-name="Standard"><text:a xlink:type="simple" xlink:href="https://towardsdatascience.com/trying-out-dask-dataframes-in-python-for-fast-data-analysis-in-parallel-aa960c18a915" text:style-name="Internet_20_link" text:visited-style-name="Visited_20_Internet_20_Link">https://towardsdatascience.com/trying-out-dask-dataframes-in-python-for-fast-data-analysis-in-parallel-aa960c18a915</text:a></text:p>
      <text:p text:style-name="Standard"/>
      <text:p text:style-name="Standard"><text:a xlink:type="simple" xlink:href="https://examples.dask.org/dataframe.html" text:style-name="Internet_20_link" text:visited-style-name="Visited_20_Internet_20_Link">https://examples.dask.org/dataframe.html</text:a></text:p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8T14:46:53.199254616</meta:creation-date>
    <dc:date>2020-04-08T14:50:46.205813991</dc:date>
    <meta:editing-duration>PT3M54S</meta:editing-duration>
    <meta:editing-cycles>1</meta:editing-cycles>
    <meta:document-statistic meta:table-count="0" meta:image-count="0" meta:object-count="0" meta:page-count="1" meta:paragraph-count="10" meta:word-count="10" meta:character-count="874" meta:non-whitespace-character-count="874"/>
    <meta:generator>LibreOffice/6.3.4.2$Linux_X86_64 LibreOffice_project/30$Build-2</meta:generator>
  </office:meta>
</office:document-meta>
</file>